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PropertySet.addSysproperty( ConditionalVariable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PropertySet.addSyspropertyset( SysProperty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